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uxi Mono" svg:font-family="'Luxi Mono'"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list-style-name="L1"/>
    <style:style style:name="P2" style:family="paragraph" style:parent-style-name="Standard">
      <style:text-properties style:font-name="Luxi Mono"/>
    </style:style>
    <style:style style:name="P3" style:family="paragraph" style:parent-style-name="Standard">
      <style:text-properties style:font-name="DejaVu LGC Sans Mono"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ku - An easy to use extension and scripting language</text:h>
      <text:p text:style-name="Text_20_body">Lessons from studying over 100 languages:</text:p>
      <text:list xml:id="list1226825242" text:style-name="L1">
        <text:list-item>
          <text:p text:style-name="P1">Sensitivity to white space sucks when it's mandatory. It's a nice touch if the language can see what you mean from indenting, but it requires more attention to be pain to every individual line, and it limits copy/paste. Explicit blocks require a bit more typing, but it only requires attention in the beginning and the end.</text:p>
        </text:list-item>
        <text:list-item>
          <text:p text:style-name="P1">End of statement separators versus newlines. Both have their ins and outs, however, I feel that newlines are most simple in use if well specified. when using a separator, a newline usually follows anyway. And of course, we still need to allow separators anyway next to a newline.</text:p>
        </text:list-item>
        <text:list-item>
          <text:p text:style-name="P1">Multi line comments and multi line text strings are very nice to have indeed. </text:p>
        </text:list-item>
      </text:list>
      <text:h text:style-name="Heading_20_2" text:outline-level="2">Exceptions and error handling. </text:h>
      <text:p text:style-name="Standard">Basically, a program consists of blocks of code communicating with each other using various means. A return <text:s/>value and arguments are "in band" communication, if you like. An exception is an out of band communication, that is handled automatically and implicitly. The bad thing about exceptions though is that they cause <text:s/>a long jump backward, amounting to a sort of "come from" statement, which is difficult to follow. </text:p>
      <text:p text:style-name="Standard">The main problem with returning the error in a by reference argument , or a a return value is threefold in most languages: you have to remind to do it, and you have to remind to check, and it may interfere with other in-band answers. </text:p>
      <text:p text:style-name="Standard">All in all the only language family that gets it right is the Snobol / Icon / Unicon family. There, the fact that all operations and function calls can fail is baked in throughout the language. A special class of failure values are used in if, while, etc operations ,and even in operators such as &gt; &lt; &amp; |, etc. This is the correct way to do error handling: eveything may fail, and everything "works" with fail values to give fail results. This is much better than a null or nil value <text:s/>which will cause all sorts of errors when used. </text:p>
      <text:p text:style-name="Standard">For example, if you read a file and parse the strings in such a language: </text:p>
      <text:p text:style-name="P3"/>
      <text:p text:style-name="P3">results = []</text:p>
      <text:p text:style-name="P3">file = File.open("foo.txt", "r")</text:p>
      <text:p text:style-name="P3">line = file.readline</text:p>
      <text:p text:style-name="P3">file.close</text:p>
      <text:p text:style-name="P3">return line</text:p>
      <text:p text:style-name="P2"/>
      <text:p text:style-name="Standard">This would crash if file is not opened and the File.open call returns null. If in stead, it returns fail, then all following operations will also fail automatically, and the result of the function simply will be fail. </text:p>
      <text:p text:style-name="Standard">Horrosr like checked or explicit exceptions are even worse. We should just suck it up and admit that everything, even a simple addition of integers can fail (e.g. overflow). A big part of programming is either going to be error checking or <text:s/>hoping that the people who use your API, including yourself, never make any errors. The latter may slow down the program, but the former releases a scourge of buggy programs on the earth. :)</text:p>
      <text:p text:style-name="Standard"/>
      <text:h text:style-name="Heading_20_3" text:outline-level="3">Object orientation</text:h>
      <text:p text:style-name="Text_20_body">Basically, there are several different things which might be called object orientation. </text:p>
      <text:p text:style-name="Text_20_body"/>
      <text:p text:style-name="Text_20_body"><text:soft-page-break/>However, real object orientation, as defined by Alan Kay who invented the term, and as you can see in Smalltalk, Objective C and Ruby, or even in Java, is dynamic message passing at runtime. It usually involves looking up the function to be called by name in a hash table with strings. This is very nice for GUI and other dynamic systems since it allows you to decie at run time what function to call. But, because it involves a hash table lookup, it's always going to be slower than a direct function call. </text:p>
      <text:p text:style-name="Text_20_body">Intermediately is what C++ uses, it doesn't look up a string, but just an internally defined integer value in a vtable. This is flexible and faster than message passing OOP, but not flexible enough to be actually very useful. <text:s/></text:p>
      <text:p text:style-name="Text_20_body">So, message passing OOP is very useful and desirable to have, but it can't be the only thing we have. For that, a fast calls, a form of "static" OOP, which is not really oop, but simply a convenience notation is useful. You can do typedef struct Foo { ... } Foo; foo_frobnicate(Foo * f) ; in C to get this type of "static OOP", but it's a hassle to write down foo_frobnicate(f) all the time. f.frobnicate() would be desirable here. So perhaps some simple syntactic sugar would be nice, perhaps where a.b() is defined as always being the same as <text:s/>(a@b || b)(a) where @ means "look up in the associated hash table of a".</text:p>
      <text:p text:style-name="Text_20_body"><text:s/></text:p>
      <text:h text:style-name="Heading_20_2" text:outline-level="2"><text:s/>Sensible defaults and shorthands</text:h>
      <text:p text:style-name="Text_20_body">In languages like Java you spend too much time on protocol and explainging the compiler over and over again that yes, you want your member functions to be public. Oberon and Go language simplify this somewhat by either using a short marker (*) or a capital leter name for the exported identifiers, but it still requires individual attention to every member. However, it's better to have sensible defaults and to have <text:s/>stateful public / private keywords, together with sensible defaults. Methods on any object should be public by default. Member variables should be private, and preferably accessed through an accessor. <text:s/></text:p>
      <text:p text:style-name="Text_20_body">The parsers should be smart enough so you don't have to always say what type you're using when it's clear from context. If I do s = "hello" ; i = 10 and d = 20.10,, then it's clear that s s is a string, i is an integer and d is a double. If you do f = Foo.new, then f should be of Foo class.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uxi Mono" svg:font-family="'Luxi Mono'"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jmey </meta:initial-creator>
    <meta:creation-date>2010-09-20T10:30:54</meta:creation-date>
    <meta:generator>OpenOffice.org/3.2$Linux OpenOffice.org_project/320m18$Build-9502</meta:generator>
    <dc:date>2010-09-20T11:23:29</dc:date>
    <dc:creator>Bjmey </dc:creator>
    <meta:editing-duration>PT00H52M36S</meta:editing-duration>
    <meta:editing-cycles>7</meta:editing-cycles>
    <meta:document-statistic meta:table-count="0" meta:image-count="0" meta:object-count="0" meta:page-count="2" meta:paragraph-count="26" meta:word-count="931" meta:character-count="5208"/>
  </office:meta>
</office:document-meta>
</file>